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2.45cm" fo:min-width="3.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200" draw:textarea-horizontal-align="justify" draw:textarea-vertical-align="bottom" draw:auto-grow-height="false" fo:min-height="2.95cm" fo:min-width="4.9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23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13.5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1.106cm" fo:min-width="11.909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1.287cm" fo:min-width="12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1.196cm" fo:min-width="11.909cm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13.5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35cm" fo:min-width="12.4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1.349cm" fo:min-width="12.4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19.441cm"/>
    </style:style>
    <style:style style:name="gr14" style:family="graphic" style:parent-style-name="standard">
      <style:graphic-properties draw:fill="none" draw:fill-color="#999999" draw:textarea-horizontal-align="justify" draw:textarea-vertical-align="middle" draw:auto-grow-height="false" fo:min-height="1.05cm" fo:min-width="3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5cm" fo:min-width="3.5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1.05cm" fo:min-width="3.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3.5cm"/>
    </style:style>
    <style:style style:name="gr18" style:family="graphic" style:parent-style-name="standard">
      <style:graphic-properties draw:textarea-horizontal-align="justify" draw:textarea-vertical-align="middle" draw:auto-grow-height="false" fo:min-height="0.584cm" fo:min-width="2.278cm"/>
    </style:style>
    <style:style style:name="gr19" style:family="graphic" style:parent-style-name="standard">
      <style:graphic-properties draw:textarea-horizontal-align="justify" draw:textarea-vertical-align="middle" draw:auto-grow-height="false" fo:min-height="0.584cm" fo:min-width="2.027cm"/>
    </style:style>
    <style:style style:name="gr20" style:family="graphic" style:parent-style-name="standard">
      <style:graphic-properties draw:textarea-horizontal-align="justify" draw:textarea-vertical-align="middle" draw:auto-grow-height="false" fo:min-height="0.584cm" fo:min-width="1.816cm"/>
    </style:style>
    <style:style style:name="gr21" style:family="graphic" style:parent-style-name="standard">
      <style:graphic-properties draw:textarea-horizontal-align="justify" draw:textarea-vertical-align="middle" draw:auto-grow-height="false" fo:min-height="0.584cm" fo:min-width="2.272cm"/>
    </style:style>
    <style:style style:name="gr22" style:family="graphic" style:parent-style-name="standard">
      <style:graphic-properties draw:textarea-horizontal-align="justify" draw:textarea-vertical-align="middle" draw:auto-grow-height="false" fo:min-height="0.584cm" fo:min-width="2.086cm"/>
    </style:style>
    <style:style style:name="gr23" style:family="graphic" style:parent-style-name="standard">
      <style:graphic-properties draw:stroke="none" svg:stroke-color="#000000" draw:fill="none" draw:fill-color="#ffffff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0.456cm" fo:min-width="0.418cm"/>
    </style:style>
    <style:style style:name="gr25" style:family="graphic" style:parent-style-name="standard">
      <style:graphic-properties draw:stroke="none" svg:stroke-color="#000000" draw:fill="none" draw:fill-color="#ffffff" fo:min-height="5.05cm"/>
    </style:style>
    <style:style style:name="gr26" style:family="graphic" style:parent-style-name="standard">
      <style:graphic-properties draw:fill-color="#fff200" draw:textarea-horizontal-align="justify" draw:textarea-vertical-align="middle" draw:auto-grow-height="false" fo:min-height="0.55cm" fo:min-width="1.705cm"/>
    </style:style>
    <style:style style:name="gr27" style:family="graphic" style:parent-style-name="standard">
      <style:graphic-properties draw:fill-color="#72bf44" draw:textarea-horizontal-align="justify" draw:textarea-vertical-align="middle" draw:auto-grow-height="false" fo:min-height="0.473cm" fo:min-width="1.709cm"/>
    </style:style>
    <style:style style:name="gr28" style:family="graphic" style:parent-style-name="standard">
      <style:graphic-properties draw:fill-color="#f58220" draw:textarea-horizontal-align="justify" draw:textarea-vertical-align="middle" draw:auto-grow-height="false" fo:min-height="0.55cm" fo:min-width="1.7cm"/>
    </style:style>
    <style:style style:name="gr29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30" style:family="graphic" style:parent-style-name="standard">
      <style:graphic-properties draw:textarea-horizontal-align="justify" draw:textarea-vertical-align="middle" draw:auto-grow-height="false" fo:min-height="2.75cm" fo:min-width="4.2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3.25cm"/>
    </style:style>
    <style:style style:name="gr33" style:family="graphic" style:parent-style-name="standard">
      <style:graphic-properties draw:stroke="none" svg:stroke-color="#000000" draw:fill="none" draw:fill-color="#ffffff" fo:min-height="0.85cm"/>
    </style:style>
    <style:style style:name="gr34" style:family="graphic" style:parent-style-name="standard">
      <style:graphic-properties draw:stroke="none" svg:stroke-color="#000000" draw:fill="none" draw:fill-color="#ffffff" fo:min-height="1.106cm"/>
    </style:style>
    <style:style style:name="gr35" style:family="graphic" style:parent-style-name="standard">
      <style:graphic-properties draw:fill="solid" draw:fill-color="#fff200" draw:textarea-horizontal-align="justify" draw:textarea-vertical-align="middle" draw:auto-grow-height="false" fo:min-height="1.287cm" fo:min-width="10.2cm"/>
    </style:style>
    <style:style style:name="gr36" style:family="graphic" style:parent-style-name="standard">
      <style:graphic-properties draw:fill-color="#72bf44" draw:textarea-horizontal-align="justify" draw:textarea-vertical-align="middle" draw:auto-grow-height="false" fo:min-height="1.196cm" fo:min-width="10.3cm"/>
    </style:style>
    <style:style style:name="gr37" style:family="graphic" style:parent-style-name="standard">
      <style:graphic-properties draw:textarea-horizontal-align="justify" draw:textarea-vertical-align="middle" draw:auto-grow-height="false" fo:min-height="0.584cm" fo:min-width="1.912cm"/>
    </style:style>
    <style:style style:name="gr38" style:family="graphic" style:parent-style-name="standard">
      <style:graphic-properties draw:stroke="none" svg:stroke-color="#000000" draw:fill="none" draw:fill-color="#ffffff" fo:min-height="10.903cm"/>
    </style:style>
    <style:style style:name="gr39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40" style:family="graphic" style:parent-style-name="standard">
      <style:graphic-properties draw:fill-color="#fff200" draw:textarea-horizontal-align="justify" draw:textarea-vertical-align="middle" draw:auto-grow-height="false" fo:min-height="1.35cm" fo:min-width="4.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200"/>
      <style:paragraph-properties fo:margin-top="0cm" fo:margin-bottom="0cm"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200"/>
      <style:paragraph-properties fo:text-align="start"/>
    </style:style>
    <style:style style:name="P8" style:family="paragraph">
      <loext:graphic-properties draw:fill-color="#f58220"/>
      <style:paragraph-properties fo:text-align="start"/>
    </style:style>
    <style:style style:name="P9" style:family="paragraph">
      <loext:graphic-properties draw:fill-color="#72bf44"/>
      <style:paragraph-properties fo:text-align="star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999999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  <style:text-properties fo:font-size="7pt"/>
    </style:style>
    <style:style style:name="P18" style:family="paragraph">
      <loext:graphic-properties draw:fill-color="#fff200"/>
      <style:paragraph-properties fo:text-align="start"/>
      <style:text-properties fo:font-size="7pt"/>
    </style:style>
    <style:style style:name="P19" style:family="paragraph">
      <loext:graphic-properties draw:fill-color="#72bf44"/>
      <style:paragraph-properties fo:text-align="start"/>
      <style:text-properties fo:font-size="7pt"/>
    </style:style>
    <style:style style:name="P20" style:family="paragraph">
      <style:paragraph-properties fo:text-align="start"/>
      <style:text-properties fo:font-size="7pt" style:font-size-asian="7pt" style:font-size-complex="7pt"/>
    </style:style>
    <style:style style:name="P21" style:family="paragraph">
      <loext:graphic-properties draw:fill-color="#f58220"/>
      <style:paragraph-properties fo:text-align="start"/>
      <style:text-properties fo:font-size="7pt" style:font-size-asian="7pt" style:font-size-complex="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loext:graphic-properties draw:fill="solid" draw:fill-color="#fff200"/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3.9cm" svg:height="2.7cm" svg:x="1.7cm" svg:y="1.4cm">
          <text:p text:style-name="P1"><text:span text:style-name="T1">User Log in</text:span></text:p>
          <text:list text:style-name="L1">
            <text:list-item>
              <text:p text:style-name="P2"><text:span text:style-name="T2">Email address</text:span></text:p>
            </text:list-item>
            <text:list-item>
              <text:p text:style-name="P2"><text:span text:style-name="T2">Password</text:span> 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cm" svg:y1="2.75cm" svg:x2="9.6cm" svg:y2="3.1cm" draw:start-shape="id1" draw:start-glue-point="7" draw:end-shape="id2" draw:end-glue-point="5" svg:d="M5600 2750h2001v350h1999" svg:viewBox="0 0 4001 351">
          <text:p/>
        </draw:connector>
        <draw:custom-shape draw:style-name="gr3" draw:text-style-name="P5" xml:id="id2" draw:id="id2" draw:layer="layout" svg:width="5.4cm" svg:height="3.2cm" svg:x="9.6cm" svg:y="1.5cm">
          <text:list text:style-name="L1">
            <text:list-item>
              <text:p text:style-name="P4"><text:span text:style-name="T2">User details </text:span></text:p>
            </text:list-item>
            <text:list-item>
              <text:p text:style-name="P4"><text:span text:style-name="T2">Privacy setting</text:span></text:p>
            </text:list-item>
            <text:list-item>
              <text:p text:style-name="P4"><text:span text:style-name="T2">Op in for Photo/media</text:span> 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6" draw:layer="layout" svg:width="4.1cm" svg:height="1.2cm" svg:x="6.3cm" svg:y="1.9cm">
          <draw:text-box>
            <text:p>First time</text:p>
          </draw:text-box>
        </draw:frame>
        <draw:frame draw:style-name="gr5" draw:text-style-name="P6" draw:layer="layout" svg:width="3.7cm" svg:height="1.273cm" svg:x="4.2cm" svg:y="4.4cm">
          <draw:text-box>
            <text:p>Active user </text:p>
          </draw:text-box>
        </draw:frame>
        <draw:connector draw:style-name="gr2" draw:text-style-name="P1" draw:layer="layout" svg:x1="3.65cm" svg:y1="4.1cm" svg:x2="8.6cm" svg:y2="6.3cm" draw:start-shape="id1" draw:start-glue-point="6" draw:end-shape="id3" draw:end-glue-point="4" svg:d="M3650 4100v1101h4950v1099" svg:viewBox="0 0 4951 2201">
          <text:p/>
        </draw:connector>
        <draw:custom-shape draw:style-name="gr6" draw:text-style-name="P1" draw:layer="layout" svg:width="14cm" svg:height="6.9cm" svg:x="1.6cm" svg:y="11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3cm" svg:y1="4.7cm" svg:x2="12.5cm" svg:y2="6.3cm" draw:start-shape="id2" draw:start-glue-point="6" draw:end-shape="id4" draw:end-glue-point="0" svg:d="M12300 4700v801h200v799" svg:viewBox="0 0 201 1601">
          <text:p/>
        </draw:connector>
        <draw:custom-shape draw:style-name="gr7" draw:text-style-name="P7" draw:layer="layout" svg:width="12.409cm" svg:height="1.356cm" svg:x="1.991cm" svg:y="15.1cm">
          <text:p text:style-name="P2">My Equipmen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5cm" svg:height="1.537cm" svg:x="1.9cm" svg:y="16.663cm">
          <text:p text:style-name="P2">Makespace Equipment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2.409cm" svg:height="1.446cm" svg:x="1.991cm" svg:y="13.5cm">
          <text:p text:style-name="P2">My Ownerships 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14cm" svg:height="5cm" svg:x="1.6cm" svg:y="6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12.9cm" svg:height="1.6cm" svg:x="1.7cm" svg:y="7.8cm">
          <text:p text:style-name="P2">My </text:p>
          <text:p text:style-name="P2">Event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9cm" svg:height="1.599cm" draw:transform="skewX (0.000349065850398866) rotate (0.000349065850398866) translate (1.7cm 9.502cm)">
          <text:p text:style-name="P2">Makespace</text:p>
          <text:p text:style-name="P2">Events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4.8cm" svg:height="19.691cm" svg:x="15.6cm" svg:y="1.109cm">
          <draw:text-box>
            <text:list text:style-name="L2">
              <text:list-item>
                <text:p text:style-name="P10"><text:span text:style-name="T3">User is sent a email with link to sign in page.</text:span><text:span text:style-name="T4"> Enters </text:span></text:p>
              </text:list-item>
            </text:list>
            <text:list text:style-name="L1">
              <text:list-item>
                <text:p text:style-name="P10"><text:span text:style-name="T4">email address (same as at induction) </text:span></text:p>
              </text:list-item>
              <text:list-item>
                <text:p text:style-name="P10"><text:span text:style-name="T4">Password (2x)</text:span></text:p>
              </text:list-item>
              <text:list-item>
                <text:p text:style-name="P10"><text:span text:style-name="T4">Set privacy level </text:span></text:p>
              </text:list-item>
            </text:list>
            <text:list text:style-name="L3">
              <text:list-item>
                <text:p text:style-name="P10"><text:span text:style-name="T4">Enter/Update other information?</text:span></text:p>
              </text:list-item>
            </text:list>
            <text:list text:style-name="L4">
              <text:list-item>
                <text:p text:style-name="P10"><text:span text:style-name="T3">Go to Event tab</text:span></text:p>
              </text:list-item>
            </text:list>
            <text:list text:style-name="L3">
              <text:list-item>
                <text:p text:style-name="P10"><text:span text:style-name="T4">Sees list of events signed up</text:span></text:p>
              </text:list-item>
              <text:list-item>
                <text:p text:style-name="P10"><text:span text:style-name="T4">Sees list of available Events not yet sign up for </text:span></text:p>
              </text:list-item>
              <text:list-item>
                <text:p text:style-name="P10"><text:span text:style-name="T4">Button to sign up 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list text:style-name="L5">
              <text:list-item>
                <text:p text:style-name="P10"><text:span text:style-name="T3">Equipment Tab</text:span></text:p>
              </text:list-item>
            </text:list>
            <text:list text:style-name="L3">
              <text:list-item>
                <text:p text:style-name="P10"><text:span text:style-name="T5">If an owner, the Equipment is listed <text:s/>and Create Training and Request </text:span><text:span text:style-name="T5">Maintenance buttons are available </text:span></text:p>
              </text:list-item>
            </text:list>
            <text:list text:style-name="L1">
              <text:list-item>
                <text:p text:style-name="P10"><text:span text:style-name="T5">If trained the equipment is listed and request Trainer training and </text:span><text:span text:style-name="T5">Ownership buttons are available</text:span></text:p>
              </text:list-item>
              <text:list-item>
                <text:p text:style-name="P10"><text:span text:style-name="T5">The Makespace Equipment list is always available as is a request training </text:span><text:span text:style-name="T5">button for each type of equipment.</text:span></text:p>
              </text:list-item>
              <text:list-item>
                <text:p text:style-name="P10"><text:span text:style-name="T5">In the future a equipment status indicator can also be added <text:s/></text:span></text:p>
              </text:list-item>
            </text:list>
          </draw:text-box>
        </draw:frame>
        <draw:custom-shape draw:style-name="gr14" draw:text-style-name="P12" xml:id="id5" draw:id="id5" draw:layer="layout" svg:width="4cm" svg:height="1.3cm" svg:x="1.6cm" svg:y="6.3cm">
          <text:p text:style-name="P1">Equipment 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cm" svg:height="1.3cm" svg:x="6.2cm" svg:y="6.3cm">
          <text:p text:style-name="P1">Events <text:s/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4" draw:id="id4" draw:layer="layout" svg:width="4cm" svg:height="1.3cm" svg:x="10.5cm" svg:y="6.3cm">
          <text:p text:style-name="P1">My details <text:s/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6" draw:id="id6" draw:layer="layout" svg:width="4cm" svg:height="1.3cm" svg:x="1.6cm" svg:y="11.9cm">
          <text:p text:style-name="P1">Equipment 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cm" svg:height="1.3cm" svg:x="6.1cm" svg:y="11.9cm">
          <text:p text:style-name="P1">Events <text:s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6cm" svg:y1="6.95cm" svg:x2="1.6cm" svg:y2="12.55cm" draw:start-shape="id5" draw:start-glue-point="3" draw:end-shape="id6" draw:end-glue-point="3" svg:d="M1600 6950h-501v5600h501" svg:viewBox="0 0 502 5601">
          <text:p/>
        </draw:connector>
        <draw:custom-shape draw:style-name="gr17" draw:text-style-name="P15" draw:layer="layout" svg:width="4cm" svg:height="1.3cm" svg:x="9.6cm" svg:y="1.5cm">
          <text:p text:style-name="P1">My details <text:s/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0.9cm" svg:x="7.5cm" svg:y="15.2cm">
          <text:p text:style-name="P1"><text:span text:style-name="T2">Request </text:span></text:p>
          <text:p text:style-name="P1"><text:span text:style-name="T2">Trainer training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draw:layer="layout" svg:width="2.729cm" svg:height="0.9cm" svg:x="10.929cm" svg:y="15.258cm">
          <text:p text:style-name="P1"><text:span text:style-name="T2">Request </text:span></text:p>
          <text:p text:style-name="P1"><text:span text:style-name="T2">Ownersh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draw:layer="layout" svg:width="2.5cm" svg:height="0.9cm" svg:x="9.041cm" svg:y="16.911cm">
          <text:p text:style-name="P1"><text:span text:style-name="T2">Request </text:span></text:p>
          <text:p text:style-name="P1"><text:span text:style-name="T2">Training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6" draw:layer="layout" svg:width="2.5cm" svg:height="0.9cm" svg:x="9.2cm" svg:y="9.7cm">
          <text:p text:style-name="P1"><text:span text:style-name="T2">Request </text:span></text:p>
          <text:p text:style-name="P1"><text:span text:style-name="T2">Attendance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6" draw:layer="layout" svg:width="2.992cm" svg:height="0.9cm" svg:x="7.5cm" svg:y="13.78cm">
          <text:p text:style-name="P1"><text:span text:style-name="T2">Create </text:span></text:p>
          <text:p text:style-name="P1"><text:span text:style-name="T2">Training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6" draw:layer="layout" svg:width="2.792cm" svg:height="0.9cm" svg:x="10.867cm" svg:y="13.791cm">
          <text:p text:style-name="P1"><text:span text:style-name="T2">Request </text:span></text:p>
          <text:p text:style-name="P1"><text:span text:style-name="T2">Maintenance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4" draw:layer="layout" svg:width="4.2cm" svg:height="0.962cm" svg:x="2.5cm" svg:y="5.538cm">
          <draw:text-box>
            <text:p text:style-name="P1"><text:span text:style-name="T6">Window with 3 tabs</text:span> </text:p>
          </draw:text-box>
        </draw:frame>
        <draw:custom-shape draw:style-name="gr16" draw:text-style-name="P14" draw:layer="layout" svg:width="4cm" svg:height="1.3cm" svg:x="10.5cm" svg:y="11.9cm">
          <text:p text:style-name="P1">My details <text:s/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.3cm" svg:height="1cm" svg:x="12.3cm" svg:y="16.9cm">
          <text:p text:style-name="P1"><text:span text:style-name="T2">Status 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5" draw:text-style-name="P6" draw:layer="layout" svg:width="16.9cm" svg:height="5.3cm" svg:x="3.1cm" svg:y="20cm">
          <draw:text-box>
            <text:p>Create training event <text:s/></text:p>
          </draw:text-box>
        </draw:frame>
        <draw:custom-shape draw:style-name="gr26" draw:text-style-name="P18" draw:layer="layout" svg:width="2.205cm" svg:height="0.8cm" svg:x="1.995cm" svg:y="26.9cm">
          <text:p text:style-name="P17">Visible to Us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.209cm" svg:height="0.723cm" svg:x="1.991cm" svg:y="26.2cm">
          <text:p text:style-name="P17">Visible to Owners 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2cm" svg:height="0.8cm" svg:x="2cm" svg:y="27.7cm">
          <text:p text:style-name="P20"><text:span text:style-name="T7">Visible to al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0" draw:text-style-name="P16" xml:id="id9" draw:id="id9" draw:layer="layout" svg:width="2.5cm" svg:height="0.9cm" svg:x="8.9cm" svg:y="2.2cm">
          <text:p text:style-name="P1"><text:span text:style-name="T2">Request </text:span></text:p>
          <text:p text:style-name="P1"><text:span text:style-name="T2">Training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6" xml:id="id7" draw:id="id7" draw:layer="layout" svg:width="5.5cm" svg:height="2.7cm" svg:x="14.3cm" svg:y="1.3cm">
          <text:p text:style-name="P16"><text:span text:style-name="T2">List of </text:span><text:span text:style-name="T2">Users </text:span><text:span text:style-name="T2">reques</text:span><text:span text:style-name="T2">ting </text:span></text:p>
          <text:p text:style-name="P16"><text:span text:style-name="T2">trainin</text:span><text:span text:style-name="T2">g for </text:span><text:span text:style-name="T2">equip</text:span><text:span text:style-name="T2">ment </text:span><text:span text:style-name="T2">type 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6" xml:id="id8" draw:id="id8" draw:layer="layout" svg:width="4.7cm" svg:height="3cm" svg:x="14.7cm" svg:y="5.5cm">
          <text:p text:style-name="P16"><text:span text:style-name="T2">Send email to </text:span><text:span text:style-name="T2">trainers </text:span></text:p>
          <text:p text:style-name="P16"><text:span text:style-name="T2">to schedule </text:span><text:span text:style-name="T2">training 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22" draw:layer="layout" draw:type="lines" svg:x1="17.05cm" svg:y1="4cm" svg:x2="17.05cm" svg:y2="5.5cm" draw:start-shape="id7" draw:start-glue-point="6" draw:end-shape="id8" svg:d="M17050 4000v502 497 501" svg:viewBox="0 0 1 1501">
          <text:p/>
        </draw:connector>
        <draw:frame draw:style-name="gr32" draw:text-style-name="P24" draw:layer="layout" svg:width="11.6cm" svg:height="3.5cm" svg:x="1cm" svg:y="4.1cm">
          <draw:text-box>
            <text:p text:style-name="P23">When threshold <text:s/>is reached (time or number). <text:s/></text:p>
            <text:list text:style-name="L1">
              <text:list-item>
                <text:p text:style-name="P23">Each equipment type will have</text:p>
                <text:list>
                  <text:list-item>
                    <text:p text:style-name="P23">A max about a time between training events. </text:p>
                  </text:list-item>
                  <text:list-item>
                    <text:p text:style-name="P23">A set number of attendees at a training event </text:p>
                  </text:list-item>
                  <text:list-item>
                    <text:p text:style-name="P23">The threshold is reached a week before the max time or at 80% of a a full training event.</text:p>
                  </text:list-item>
                </text:list>
              </text:list-item>
            </text:list>
          </draw:text-box>
        </draw:frame>
        <draw:connector draw:style-name="gr31" draw:text-style-name="P22" draw:layer="layout" draw:type="lines" svg:x1="11.4cm" svg:y1="2.65cm" svg:x2="14.3cm" svg:y2="2.65cm" draw:start-shape="id9" draw:start-glue-point="7" draw:end-shape="id7" draw:end-glue-point="5" svg:d="M11400 2650h502 1897 501" svg:viewBox="0 0 2901 1">
          <text:p/>
        </draw:connector>
        <draw:frame draw:style-name="gr33" draw:text-style-name="P6" draw:layer="layout" svg:width="2.4cm" svg:height="1.1cm" svg:x="11.5cm" svg:y="2.4cm">
          <draw:text-box>
            <text:p><text:span text:style-name="T6">Name sent</text:span> </text:p>
          </draw:text-box>
        </draw:frame>
        <draw:frame draw:style-name="gr34" draw:text-style-name="P6" draw:layer="layout" svg:width="4.2cm" svg:height="1.356cm" svg:x="15.1cm" svg:y="4.1cm">
          <draw:text-box>
            <text:p><text:span text:style-name="T6">Threshold <text:s text:c="2"/>Reached </text:span><text:s/></text:p>
          </draw:text-box>
        </draw:frame>
        <draw:custom-shape draw:style-name="gr35" draw:text-style-name="P25" draw:layer="layout" svg:width="10.7cm" svg:height="1.537cm" svg:x="1.1cm" svg:y="1.963cm">
          <text:p text:style-name="P2">Makespace Equipment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10.8cm" svg:height="1.446cm" svg:x="8.3cm" svg:y="9.354cm">
          <text:p text:style-name="P2">My Ownerships </text:p>
          <draw:enhanced-geometry svg:viewBox="0 0 21600 21600" draw:type="rectangle" draw:enhanced-path="M 0 0 L 21600 0 21600 21600 0 21600 0 0 Z N"/>
        </draw:custom-shape>
        <draw:custom-shape draw:style-name="gr37" draw:text-style-name="P16" xml:id="id10" draw:id="id10" draw:layer="layout" svg:width="2.604cm" svg:height="0.9cm" svg:x="15.795cm" svg:y="9.634cm">
          <text:p text:style-name="P1"><text:span text:style-name="T2">Create </text:span></text:p>
          <text:p text:style-name="P1"><text:span text:style-name="T2">Training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1" draw:text-style-name="P22" draw:layer="layout" draw:type="lines" svg:x1="17.05cm" svg:y1="8.5cm" svg:x2="17.097cm" svg:y2="9.634cm" draw:start-shape="id8" draw:start-glue-point="6" draw:end-shape="id10" draw:end-glue-point="0" svg:d="M17050 8500v502l47 131v501" svg:viewBox="0 0 48 1135">
          <text:p/>
        </draw:connector>
        <draw:custom-shape draw:style-name="gr30" draw:text-style-name="P16" xml:id="id12" draw:id="id12" draw:layer="layout" svg:width="4.7cm" svg:height="3cm" svg:x="10.2cm" svg:y="11.8cm">
          <text:p text:style-name="P16"><text:span text:style-name="T2">Send email to first </text:span></text:p>
          <text:p text:style-name="P16"><text:span text:style-name="T2">users on list</text:span></text:p>
          <text:p text:style-name="P16"><text:span text:style-name="T2">with RSVP link </text:span></text:p>
          <text:p text:style-name="P16"><text:span text:style-name="T2">which times out </text:span></text:p>
          <text:p text:style-name="P16"><text:span text:style-name="T2">after 24 ho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6" xml:id="id11" draw:id="id11" draw:layer="layout" svg:width="4.7cm" svg:height="3cm" svg:x="15.2cm" svg:y="11.8cm">
          <text:p text:style-name="P16"><text:span text:style-name="T2">Send email to other </text:span></text:p>
          <text:p text:style-name="P16"><text:span text:style-name="T2">users on list</text:span></text:p>
          <text:p text:style-name="P16"><text:span text:style-name="T2">with RSVP link <text:s/></text:span></text:p>
          <text:p text:style-name="P16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24" draw:layer="layout" svg:width="8.9cm" svg:height="11.153cm" svg:x="1.1cm" svg:y="11cm">
          <draw:text-box>
            <text:p text:style-name="P23">2 types of emails are sent containing a time, date and a unique link for RSVP </text:p>
            <text:list text:style-name="L1">
              <text:list-item>
                <text:p text:style-name="P23">One goes to the first X users where X is the max number allowed on a training session. </text:p>
                <text:list>
                  <text:list-item>
                    <text:p text:style-name="P23">If the RSVP link is clicked an conformation email is sent</text:p>
                  </text:list-item>
                  <text:list-item>
                    <text:p text:style-name="P23">The user should have the option on the My events list to cancel thus freeing up a place for a wait list person </text:p>
                  </text:list-item>
                </text:list>
              </text:list-item>
              <text:list-item>
                <text:p text:style-name="P23">The other email goes to the X+ users who are on the waiting list. </text:p>
                <text:list>
                  <text:list-item>
                    <text:p text:style-name="P23">If a wait list RSVP link is clicked an email is sent saying they are the <text:s/>Xth person on the wait list</text:p>
                  </text:list-item>
                  <text:list-item>
                    <text:p text:style-name="P23">If a place become free an email should be sent saying they not have a place. <text:s text:c="2"/></text:p>
                  </text:list-item>
                </text:list>
              </text:list-item>
              <text:list-item>
                <text:p text:style-name="P23">If after 24 hours the all of the first x users have not RSVP’d the waiting list people who have RSVP’s are sent a confirmation email. <text:s text:c="2"/></text:p>
              </text:list-item>
            </text:list>
          </draw:text-box>
        </draw:frame>
        <draw:connector draw:style-name="gr31" draw:text-style-name="P22" draw:layer="layout" draw:type="lines" svg:x1="17.097cm" svg:y1="10.534cm" svg:x2="17.55cm" svg:y2="11.8cm" draw:start-shape="id10" draw:start-glue-point="6" draw:end-shape="id11" draw:end-glue-point="4" svg:d="M17097 10534v523l453 242v501" svg:viewBox="0 0 454 1267">
          <text:p/>
        </draw:connector>
        <draw:connector draw:style-name="gr31" draw:text-style-name="P22" draw:layer="layout" draw:type="lines" svg:x1="17.023cm" svg:y1="10.534cm" svg:x2="12.55cm" svg:y2="11.8cm" draw:end-shape="id12" draw:end-glue-point="4" svg:d="M17023 10534l-4473 765v501" svg:viewBox="0 0 4474 1267">
          <text:p/>
        </draw:connector>
        <draw:custom-shape draw:style-name="gr39" draw:text-style-name="P16" xml:id="id13" draw:id="id13" draw:layer="layout" svg:width="4.6cm" svg:height="2.1cm" svg:x="10.2cm" svg:y="16.1cm">
          <text:p text:style-name="P16"><text:span text:style-name="T2">User clicks on </text:span></text:p>
          <text:p text:style-name="P16"><text:span text:style-name="T2">RSVP l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22" draw:layer="layout" draw:type="lines" svg:x1="12.55cm" svg:y1="14.8cm" svg:x2="12.5cm" svg:y2="16.1cm" draw:start-shape="id12" draw:end-shape="id13" draw:end-glue-point="4" svg:d="M12550 14800v502l-50 297v501" svg:viewBox="0 0 51 1301">
          <text:p/>
        </draw:connector>
        <draw:custom-shape draw:style-name="gr40" draw:text-style-name="P7" xml:id="id14" draw:id="id14" draw:layer="layout" svg:width="4.7cm" svg:height="1.6cm" svg:x="10.2cm" svg:y="20cm">
          <text:p text:style-name="P2">My Events</text:p>
          <draw:enhanced-geometry svg:viewBox="0 0 21600 21600" draw:type="rectangle" draw:enhanced-path="M 0 0 L 21600 0 21600 21600 0 21600 0 0 Z N"/>
        </draw:custom-shape>
        <draw:connector draw:style-name="gr31" draw:text-style-name="P22" draw:layer="layout" draw:type="lines" svg:x1="12.5cm" svg:y1="18.2cm" svg:x2="12.55cm" svg:y2="20cm" draw:start-shape="id13" draw:start-glue-point="6" draw:end-shape="id14" draw:end-glue-point="0" svg:d="M12500 18200v502l50 797v501" svg:viewBox="0 0 5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4:08:40.062165203</meta:creation-date>
    <dc:date>2018-04-29T19:17:17.901976181</dc:date>
    <meta:editing-duration>PT42M53S</meta:editing-duration>
    <meta:editing-cycles>8</meta:editing-cycles>
    <meta:generator>LibreOffice/6.0.3.2$Linux_X86_64 LibreOffice_project/8f48d515416608e3a835360314dac7e47fd0b821</meta:generator>
    <meta:document-statistic meta:object-count="56"/>
  </office:meta>
</office:document-meta>
</file>